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Console" svg:font-family="'Lucida Consol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ull in C and C++</text:p>
      <text:p text:style-name="P1"/>
      <text:p text:style-name="P1">One of the interesting things I find is the discussion of "what is NULL" in C/C++ can cause loads of message board, and pub disussions. <text:s/>Both of which can get very heated.</text:p>
      <text:p text:style-name="P1"/>
      <text:p text:style-name="P1">While I often hear people going on about what "0" means and whetner Null (commonly known as the preprocessor macro NULL) means zero, or does it now.</text:p>
      <text:p text:style-name="P1"/>
      <text:p text:style-name="P1">What I seldom hear in the heated discussions is question "What do you expected to get out of the concept of Null, and is it limited to one and only one value ever?". <text:s/>This is especially true when all they're arguing about, or called "discussing" in more polite circles, hinges around one specific value and whether or not it should be zero.</text:p>
      <text:p text:style-name="P1"/>
      <text:p text:style-name="P1">It seems to me that this discussion actually needs steering towards a more pertinent question: "What does Null mean when it comes to pointers?", "Why wasn't there anything built into C or C++ from the beginning dealing with this question?", and "Why are these languages nobble themselves from the start as to not include this 'in your face' concept across the board and not just to pointers?"</text:p>
      <text:p text:style-name="P1"/>
      <text:p text:style-name="P1">The last question brings raises suspicion enough, in my opinion, to question some of the basic pitfalls and outdates premises inherent in both the C and C++ languages themselves...</text:p>
      <text:p text:style-name="P1"/>
      <text:p text:style-name="P1"/>
      <text:p text:style-name="P1"/>
      <text:p text:style-name="P1"/>
      <text:p text:style-name="P1"/>
      <text:p text:style-name="P1">La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Lucida Console" svg:font-family="'Lucida Consol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5M11S</meta:editing-duration>
    <meta:editing-cycles>4</meta:editing-cycles>
    <meta:generator>LibreOffice/3.5$Windows_x86 LibreOffice_project/dc9775d-05ecbee-0851ad3-1586698-727bf66</meta:generator>
    <dc:date>2012-04-05T14:52:57.62</dc:date>
    <meta:document-statistic meta:table-count="0" meta:image-count="0" meta:object-count="0" meta:page-count="1" meta:paragraph-count="7" meta:word-count="223" meta:character-count="1257" meta:non-whitespace-character-count="1039"/>
    <meta:user-defined meta:name="Info 1"/>
    <meta:user-defined meta:name="Info 2"/>
    <meta:user-defined meta:name="Info 3"/>
    <meta:user-defined meta:name="Info 4"/>
  </office:meta>
</office:document-meta>
</file>